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5.75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D Programmation Fonctionnelle</text:p>
      <text:p text:style-name="Standard"/>
      <text:p text:style-name="Standard">Date TP Programmation fonctionelle :</text:p>
      <text:p text:style-name="Standard">Jeudi 6, 13 octobre, 3 et 17 novembre</text:p>
      <text:p text:style-name="Standard">13h30-15h30</text:p>
      <text:p text:style-name="Standard">15h30-17h3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ragonkill </meta:initial-creator>
    <meta:creation-date>2011-09-23T10:04:14</meta:creation-date>
    <dc:date>2011-09-23T10:07:10</dc:date>
    <dc:creator>Dragonkill </dc:creator>
    <meta:editing-duration>PT2M57S</meta:editing-duration>
    <meta:editing-cycles>3</meta:editing-cycles>
    <meta:generator>LibreOffice/3.3$Linux LibreOffice_project/330m19$Build-301</meta:generator>
    <meta:document-statistic meta:table-count="0" meta:image-count="0" meta:object-count="0" meta:page-count="1" meta:paragraph-count="5" meta:word-count="18" meta:character-count="125"/>
  </office:meta>
</office:document-meta>
</file>